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9271in" fo:margin-left="0in" style:page-number="auto" table:align="left" fo:background-color="transparent" style:shadow="none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6875in"/>
    </style:style>
    <style:style style:name="Table1.C" style:family="table-column">
      <style:table-column-properties style:column-width="5.6146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A4" style:family="table-cell">
      <style:table-cell-properties fo:background-color="#cfe7f5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#cfe7f5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8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8" style:family="table-cell">
      <style:table-cell-properties fo:background-color="#dddddd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7" style:family="table-cell">
      <style:table-cell-properties fo:background-color="#ffffc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7" style:family="table-cell">
      <style:table-cell-properties fo:background-color="#ffffc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26" style:family="table-row">
      <style:table-row-properties fo:keep-together="auto"/>
    </style:style>
    <style:style style:name="Table1.27" style:family="table-row">
      <style:table-row-properties fo:background-color="transparent" fo:keep-together="auto">
        <style:background-image/>
      </style:table-row-properties>
    </style:style>
    <style:style style:name="Table1.41" style:family="table-row">
      <style:table-row-properties fo:keep-together="auto"/>
    </style:style>
    <style:style style:name="P1" style:family="paragraph" style:parent-style-name="Standard">
      <style:text-properties officeooo:rsid="0009ba98" officeooo:paragraph-rsid="0009ba98"/>
    </style:style>
    <style:style style:name="P2" style:family="paragraph" style:parent-style-name="Standard">
      <style:paragraph-properties fo:text-align="center" style:justify-single-word="false"/>
      <style:text-properties officeooo:rsid="0009ba98" officeooo:paragraph-rsid="0009ba98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9ba98" officeooo:paragraph-rsid="0009ba98" style:font-weight-asian="bold" style:font-weight-complex="bold"/>
    </style:style>
    <style:style style:name="P4" style:family="paragraph" style:parent-style-name="Standard" style:list-style-name="L1">
      <style:text-properties officeooo:rsid="000e3d96" officeooo:paragraph-rsid="000e3d96"/>
    </style:style>
    <style:style style:name="P5" style:family="paragraph" style:parent-style-name="Standard" style:list-style-name="L1">
      <style:text-properties officeooo:rsid="000e3d96" officeooo:paragraph-rsid="000f4a91"/>
    </style:style>
    <style:style style:name="P6" style:family="paragraph" style:parent-style-name="Standard">
      <style:text-properties officeooo:rsid="000f4a91" officeooo:paragraph-rsid="000f4a91"/>
    </style:style>
    <style:style style:name="P7" style:family="paragraph" style:parent-style-name="Standard" style:list-style-name="L1">
      <style:text-properties officeooo:rsid="000f4a91" officeooo:paragraph-rsid="000f4a91"/>
    </style:style>
    <style:style style:name="P8" style:family="paragraph" style:parent-style-name="Standard">
      <style:paragraph-properties fo:text-align="center" style:justify-single-word="false"/>
      <style:text-properties officeooo:paragraph-rsid="0009ba98"/>
    </style:style>
    <style:style style:name="P9" style:family="paragraph" style:parent-style-name="Standard">
      <style:text-properties officeooo:rsid="00132a42" officeooo:paragraph-rsid="00132a42"/>
    </style:style>
    <style:style style:name="P10" style:family="paragraph" style:parent-style-name="Standard">
      <style:text-properties officeooo:rsid="0013a735" officeooo:paragraph-rsid="0013a735"/>
    </style:style>
    <style:style style:name="P11" style:family="paragraph" style:parent-style-name="Standard">
      <style:text-properties officeooo:paragraph-rsid="0013a735"/>
    </style:style>
    <style:style style:name="P12" style:family="paragraph" style:parent-style-name="Standard" style:list-style-name="L1">
      <style:text-properties officeooo:paragraph-rsid="000f4a91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officeooo:rsid="000f4a91" officeooo:paragraph-rsid="000f4a91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officeooo:paragraph-rsid="000f4a91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officeooo:paragraph-rsid="0013a735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officeooo:rsid="0013a735" officeooo:paragraph-rsid="0014b19d" fo:background-color="#cfe7f5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officeooo:paragraph-rsid="0013a735" fo:background-color="#cfe7f5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style:use-window-font-color="true" officeooo:rsid="000f4a91" officeooo:paragraph-rsid="000f4a91" fo:background-color="#cfe7f5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officeooo:paragraph-rsid="001626a2"/>
    </style:style>
    <style:style style:name="P20" style:family="paragraph" style:parent-style-name="Standard">
      <style:paragraph-properties fo:margin-left="0.9846in" fo:margin-right="0in" fo:text-indent="0in" style:auto-text-indent="false"/>
      <style:text-properties officeooo:rsid="000f4a91" officeooo:paragraph-rsid="000f4a91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ba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b44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a98" officeooo:paragraph-rsid="0009ba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4a5" officeooo:paragraph-rsid="000b44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8c87" officeooo:paragraph-rsid="000c8c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5ad4" officeooo:paragraph-rsid="000d5a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officeooo:paragraph-rsid="0009ba98"/>
    </style:style>
    <style:style style:name="P28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9ba98" officeooo:paragraph-rsid="0009ba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9ba98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a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4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5a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17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officeooo:rsid="000b44a5"/>
    </style:style>
    <style:style style:name="T8" style:family="text">
      <style:text-properties officeooo:rsid="000d5ad4"/>
    </style:style>
    <style:style style:name="T9" style:family="text">
      <style:text-properties officeooo:rsid="000e178b"/>
    </style:style>
    <style:style style:name="T10" style:family="text">
      <style:text-properties officeooo:rsid="000f4a91"/>
    </style:style>
    <style:style style:name="T11" style:family="text">
      <style:text-properties officeooo:rsid="000f6344"/>
    </style:style>
    <style:style style:name="T12" style:family="text">
      <style:text-properties officeooo:rsid="00132a42"/>
    </style:style>
    <style:style style:name="T13" style:family="text">
      <style:text-properties officeooo:rsid="0013a735"/>
    </style:style>
    <style:style style:name="T14" style:family="text">
      <style:text-properties officeooo:rsid="0014b19d"/>
    </style:style>
    <style:style style:name="T15" style:family="text">
      <style:text-properties fo:background-color="#cfe7f5" loext:char-shading-value="0"/>
    </style:style>
    <style:style style:name="T16" style:family="text">
      <style:text-properties officeooo:rsid="0013a735" fo:background-color="#cfe7f5" loext:char-shading-value="0"/>
    </style:style>
    <style:style style:name="T17" style:family="text">
      <style:text-properties officeooo:rsid="0014b19d" fo:background-color="#cfe7f5" loext:char-shading-value="0"/>
    </style:style>
    <style:style style:name="T18" style:family="text">
      <style:text-properties fo:background-color="#cfe7f5" loext:char-shading-value="0"/>
    </style:style>
    <style:style style:name="T19" style:family="text">
      <style:text-properties officeooo:rsid="001626a2"/>
    </style:style>
    <style:style style:name="T20" style:family="text">
      <style:text-properties style:use-window-font-color="true" officeooo:rsid="001626a2" fo:background-color="transparent" loext:char-shading-value="0"/>
    </style:style>
    <style:style style:name="T21" style:family="text">
      <style:text-properties officeooo:rsid="00192857"/>
    </style:style>
    <style:style style:name="T22" style:family="text">
      <style:text-properties officeooo:rsid="001ae7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MS SASI MBR</text:p>
      <text:p text:style-name="P2">Harddisk Partition Scheme by</text:p>
      <text:p text:style-name="P2">Magnolia Microsystems, Inc.</text:p>
      <text:p text:style-name="P8"><text:span text:style-name="T1">(ex</text:span><text:span text:style-name="T12">te</text:span><text:span text:style-name="T1">nded)</text:span></text:p>
      <text:p text:style-name="P2"><text:date style:data-style-name="N76" text:date-value="2020-11-27T09:11:58.089555809">November 27, 2020</text:date></text:p>
      <text:p text:style-name="P1"/>
      <text:p text:style-name="P9">The “MMS Magic Sector” consists of a single 512-byte region at LBA 0 of the disk. For systems like Heathkit, where LBA 0 is executable boot code, the boot code must be structured around the magic sector data. For this purpose, space is reserved at offset 0 for a jump instruction. Typically, the pattern in those <text:span text:style-name="T13">first </text:span>bytes implies what system the image will boot on.</text:p>
      <text:p text:style-name="P9"/>
      <text:p text:style-name="P10">This same “magic sector” format is used for modern disks, which are not SASI. In such cases the fields highlighted in <text:span text:style-name="T18">light blue</text:span> below may be re-purposed by the respective device drivers.</text:p>
      <text:p text:style-name="P10"/>
      <text:p text:style-name="P11"><text:span text:style-name="T13">In order to minimize TPA used, drivers are typically compiled for a minimal number of partitions. Partition information beyond the driver’s capacity is ignored.</text:span></text:p>
      <text:p text:style-name="P1"/>
      <text:p text:style-name="P1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8">Offset</text:p>
          </table:table-cell>
          <table:table-cell table:style-name="Table1.A1" office:value-type="string">
            <text:p text:style-name="P28">Length</text:p>
          </table:table-cell>
          <table:table-cell table:style-name="Table1.C1" office:value-type="string">
            <text:p text:style-name="P28">Description/Notes</text:p>
          </table:table-cell>
        </table:table-row>
        <table:table-row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3</text:p>
          </table:table-cell>
          <table:table-cell table:style-name="Table1.C2" office:value-type="string">
            <text:p text:style-name="P23">Boot entry <text:span text:style-name="T9">point</text:span> <text:span text:style-name="T9">(</text:span>0xc3 0x80 0x24 <text:span text:style-name="T9">for Heathkit systems)</text:span></text:p>
          </table:table-cell>
        </table:table-row>
        <table:table-row>
          <table:table-cell table:style-name="Table1.A2" office:value-type="string">
            <text:p text:style-name="P23">3</text:p>
          </table:table-cell>
          <table:table-cell table:style-name="Table1.A2" office:value-type="string">
            <text:p text:style-name="P23">1</text:p>
          </table:table-cell>
          <table:table-cell table:style-name="Table1.C2" office:value-type="string">
            <text:p text:style-name="P27"><text:span text:style-name="T2">Drive/Controller code </text:span><text:span text:style-name="T5">(Identifies controller/drive variations)</text:span></text:p>
          </table:table-cell>
        </table:table-row>
        <table:table-row table:style-name="Table1.4">
          <table:table-cell table:style-name="Table1.A4" office:value-type="string">
            <text:p text:style-name="P23">4</text:p>
          </table:table-cell>
          <table:table-cell table:style-name="Table1.A4" office:value-type="string">
            <text:p text:style-name="P23">1</text:p>
          </table:table-cell>
          <table:table-cell table:style-name="Table1.C4" office:value-type="string">
            <text:p text:style-name="P23">Command control byte <text:span text:style-name="T9">(SASI cmd block byte 5)</text:span></text:p>
          </table:table-cell>
        </table:table-row>
        <table:table-row table:style-name="Table1.4">
          <table:table-cell table:style-name="Table1.A4" office:value-type="string">
            <text:p text:style-name="P23">5</text:p>
          </table:table-cell>
          <table:table-cell table:style-name="Table1.A4" office:value-type="string">
            <text:p text:style-name="P23">8</text:p>
          </table:table-cell>
          <table:table-cell table:style-name="Table1.C4" office:value-type="string">
            <text:p text:style-name="P21"><text:span text:style-name="T2">Drive Characteristic data (</text:span><text:span text:style-name="T10">XEBEC only, </text:span><text:span text:style-name="T2">SASI cmd 0x0C)</text:span></text:p>
          </table:table-cell>
        </table:table-row>
        <table:table-row table:style-name="Table1.4">
          <table:table-cell table:style-name="Table1.A4" office:value-type="string">
            <text:p text:style-name="P23">13</text:p>
          </table:table-cell>
          <table:table-cell table:style-name="Table1.A4" office:value-type="string">
            <text:p text:style-name="P23">6</text:p>
          </table:table-cell>
          <table:table-cell table:style-name="Table1.C4" office:value-type="string">
            <text:p text:style-name="P27"><text:span text:style-name="T2">Assign Drive Type command (</text:span><text:span text:style-name="T6">DP-900 only)</text:span></text:p>
          </table:table-cell>
        </table:table-row>
        <table:table-row>
          <table:table-cell table:style-name="Table1.A2" office:value-type="string">
            <text:p text:style-name="P23">19</text:p>
          </table:table-cell>
          <table:table-cell table:style-name="Table1.A2" office:value-type="string">
            <text:p text:style-name="P23">1</text:p>
          </table:table-cell>
          <table:table-cell table:style-name="Table1.C2" office:value-type="string">
            <text:p text:style-name="P23">Number of (primary) partitions, 1-9</text:p>
          </table:table-cell>
        </table:table-row>
        <table:table-row table:style-name="Table1.4">
          <table:table-cell table:style-name="Table1.A8" office:value-type="string">
            <text:p text:style-name="P23">20</text:p>
          </table:table-cell>
          <table:table-cell table:style-name="Table1.A8" office:value-type="string">
            <text:p text:style-name="P23">3</text:p>
          </table:table-cell>
          <table:table-cell table:style-name="Table1.C8" office:value-type="string">
            <text:p text:style-name="P23">Partition 0 offset, 128-byte records, big-endian</text:p>
          </table:table-cell>
        </table:table-row>
        <table:table-row table:style-name="Table1.4">
          <table:table-cell table:style-name="Table1.A8" office:value-type="string">
            <text:p text:style-name="P21"><text:span text:style-name="T2">2</text:span><text:span text:style-name="T3">3</text:span></text:p>
          </table:table-cell>
          <table:table-cell table:style-name="Table1.A8" office:value-type="string">
            <text:p text:style-name="P23">3</text:p>
          </table:table-cell>
          <table:table-cell table:style-name="Table1.C8" office:value-type="string">
            <text:p text:style-name="P21"><text:span text:style-name="T2">Partition </text:span><text:span text:style-name="T3">1</text:span><text:span text:style-name="T2"> offset, 128-byte records, big-endian</text:span></text:p>
          </table:table-cell>
        </table:table-row>
        <table:table-row table:style-name="Table1.4">
          <table:table-cell table:style-name="Table1.A8" office:value-type="string">
            <text:p text:style-name="P21"><text:span text:style-name="T2">2</text:span><text:span text:style-name="T3">6</text:span></text:p>
          </table:table-cell>
          <table:table-cell table:style-name="Table1.A8" office:value-type="string">
            <text:p text:style-name="P23">3</text:p>
          </table:table-cell>
          <table:table-cell table:style-name="Table1.C8" office:value-type="string">
            <text:p text:style-name="P21"><text:span text:style-name="T2">Partition </text:span><text:span text:style-name="T3">2</text:span><text:span text:style-name="T2"> offset, 128-byte records, big-endian</text:span></text:p>
          </table:table-cell>
        </table:table-row>
        <table:table-row table:style-name="Table1.4">
          <table:table-cell table:style-name="Table1.A8" office:value-type="string">
            <text:p text:style-name="P21"><text:span text:style-name="T2">2</text:span><text:span text:style-name="T3">9</text:span></text:p>
          </table:table-cell>
          <table:table-cell table:style-name="Table1.A8" office:value-type="string">
            <text:p text:style-name="P23">3</text:p>
          </table:table-cell>
          <table:table-cell table:style-name="Table1.C8" office:value-type="string">
            <text:p text:style-name="P21"><text:span text:style-name="T2">Partition </text:span><text:span text:style-name="T3">3</text:span><text:span text:style-name="T2"> offset, 128-byte records, big-endian</text:span></text:p>
          </table:table-cell>
        </table:table-row>
        <table:table-row table:style-name="Table1.4">
          <table:table-cell table:style-name="Table1.A8" office:value-type="string">
            <text:p text:style-name="P24">32</text:p>
          </table:table-cell>
          <table:table-cell table:style-name="Table1.A8" office:value-type="string">
            <text:p text:style-name="P23">3</text:p>
          </table:table-cell>
          <table:table-cell table:style-name="Table1.C8" office:value-type="string">
            <text:p text:style-name="P21"><text:span text:style-name="T2">Partition </text:span><text:span text:style-name="T3">4</text:span><text:span text:style-name="T2"> offset, 128-byte records, big-endian</text:span></text:p>
          </table:table-cell>
        </table:table-row>
        <table:table-row table:style-name="Table1.4">
          <table:table-cell table:style-name="Table1.A8" office:value-type="string">
            <text:p text:style-name="P24"><text:span text:style-name="T7">3</text:span>5</text:p>
          </table:table-cell>
          <table:table-cell table:style-name="Table1.A8" office:value-type="string">
            <text:p text:style-name="P23">3</text:p>
          </table:table-cell>
          <table:table-cell table:style-name="Table1.C8" office:value-type="string">
            <text:p text:style-name="P21"><text:span text:style-name="T2">Partition </text:span><text:span text:style-name="T3">5</text:span><text:span text:style-name="T2"> offset, 128-byte records, big-endian</text:span></text:p>
          </table:table-cell>
        </table:table-row>
        <table:table-row table:style-name="Table1.4">
          <table:table-cell table:style-name="Table1.A8" office:value-type="string">
            <text:p text:style-name="P24"><text:span text:style-name="T7">3</text:span>8</text:p>
          </table:table-cell>
          <table:table-cell table:style-name="Table1.A8" office:value-type="string">
            <text:p text:style-name="P23">3</text:p>
          </table:table-cell>
          <table:table-cell table:style-name="Table1.C8" office:value-type="string">
            <text:p text:style-name="P21"><text:span text:style-name="T2">Partition </text:span><text:span text:style-name="T3">6</text:span><text:span text:style-name="T2"> offset, 128-byte records, big-endian</text:span></text:p>
          </table:table-cell>
        </table:table-row>
        <table:table-row table:style-name="Table1.4">
          <table:table-cell table:style-name="Table1.A8" office:value-type="string">
            <text:p text:style-name="P24"><text:span text:style-name="T7">4</text:span>1</text:p>
          </table:table-cell>
          <table:table-cell table:style-name="Table1.A8" office:value-type="string">
            <text:p text:style-name="P23">3</text:p>
          </table:table-cell>
          <table:table-cell table:style-name="Table1.C8" office:value-type="string">
            <text:p text:style-name="P21"><text:span text:style-name="T2">Partition </text:span><text:span text:style-name="T3">7</text:span><text:span text:style-name="T2"> offset, 128-byte records, big-endian</text:span></text:p>
          </table:table-cell>
        </table:table-row>
        <table:table-row table:style-name="Table1.4">
          <table:table-cell table:style-name="Table1.A8" office:value-type="string">
            <text:p text:style-name="P22"><text:span text:style-name="T3">44</text:span></text:p>
          </table:table-cell>
          <table:table-cell table:style-name="Table1.A8" office:value-type="string">
            <text:p text:style-name="P23">3</text:p>
          </table:table-cell>
          <table:table-cell table:style-name="Table1.C8" office:value-type="string">
            <text:p text:style-name="P21"><text:span text:style-name="T2">Partition </text:span><text:span text:style-name="T3">8</text:span><text:span text:style-name="T2"> offset, 128-byte records, big-endian</text:span></text:p>
          </table:table-cell>
        </table:table-row>
        <table:table-row table:style-name="Table1.4">
          <table:table-cell table:style-name="Table1.A17" office:value-type="string">
            <text:p text:style-name="P24">47</text:p>
          </table:table-cell>
          <table:table-cell table:style-name="Table1.A17" office:value-type="string">
            <text:p text:style-name="P24">21</text:p>
          </table:table-cell>
          <table:table-cell table:style-name="Table1.C17" office:value-type="string">
            <text:p text:style-name="P24">Partition 0 CP/M 2.2 DPB + MMS 2.2 mode bytes</text:p>
          </table:table-cell>
        </table:table-row>
        <table:table-row table:style-name="Table1.4">
          <table:table-cell table:style-name="Table1.A17" office:value-type="string">
            <text:p text:style-name="P26">68</text:p>
          </table:table-cell>
          <table:table-cell table:style-name="Table1.A17" office:value-type="string">
            <text:p text:style-name="P24">21</text:p>
          </table:table-cell>
          <table:table-cell table:style-name="Table1.C17" office:value-type="string">
            <text:p text:style-name="P22"><text:span text:style-name="T3">Partition </text:span><text:span text:style-name="T4">1</text:span><text:span text:style-name="T3"> CP/M 2.2 DPB + MMS 2.2 mode bytes</text:span></text:p>
          </table:table-cell>
        </table:table-row>
        <table:table-row table:style-name="Table1.4">
          <table:table-cell table:style-name="Table1.A17" office:value-type="string">
            <text:p text:style-name="P26">89</text:p>
          </table:table-cell>
          <table:table-cell table:style-name="Table1.A17" office:value-type="string">
            <text:p text:style-name="P24">21</text:p>
          </table:table-cell>
          <table:table-cell table:style-name="Table1.C17" office:value-type="string">
            <text:p text:style-name="P22"><text:span text:style-name="T3">Partition </text:span><text:span text:style-name="T4">2</text:span><text:span text:style-name="T3"> CP/M 2.2 DPB + MMS 2.2 mode bytes</text:span></text:p>
          </table:table-cell>
        </table:table-row>
        <table:table-row table:style-name="Table1.4">
          <table:table-cell table:style-name="Table1.A17" office:value-type="string">
            <text:p text:style-name="P26">110</text:p>
          </table:table-cell>
          <table:table-cell table:style-name="Table1.A17" office:value-type="string">
            <text:p text:style-name="P24">21</text:p>
          </table:table-cell>
          <table:table-cell table:style-name="Table1.C17" office:value-type="string">
            <text:p text:style-name="P22"><text:span text:style-name="T3">Partition </text:span><text:span text:style-name="T4">3</text:span><text:span text:style-name="T3"> CP/M 2.2 DPB + MMS 2.2 mode bytes</text:span></text:p>
          </table:table-cell>
        </table:table-row>
        <table:table-row table:style-name="Table1.4">
          <table:table-cell table:style-name="Table1.A17" office:value-type="string">
            <text:p text:style-name="P26">131</text:p>
          </table:table-cell>
          <table:table-cell table:style-name="Table1.A17" office:value-type="string">
            <text:p text:style-name="P24">21</text:p>
          </table:table-cell>
          <table:table-cell table:style-name="Table1.C17" office:value-type="string">
            <text:p text:style-name="P22"><text:span text:style-name="T3">Partition </text:span><text:span text:style-name="T4">4</text:span><text:span text:style-name="T3"> CP/M 2.2 DPB + MMS 2.2 mode bytes</text:span></text:p>
          </table:table-cell>
        </table:table-row>
        <text:soft-page-break/>
        <table:table-row table:style-name="Table1.4">
          <table:table-cell table:style-name="Table1.A17" office:value-type="string">
            <text:p text:style-name="P26">152</text:p>
          </table:table-cell>
          <table:table-cell table:style-name="Table1.A17" office:value-type="string">
            <text:p text:style-name="P24">21</text:p>
          </table:table-cell>
          <table:table-cell table:style-name="Table1.C17" office:value-type="string">
            <text:p text:style-name="P22"><text:span text:style-name="T3">Partition </text:span><text:span text:style-name="T4">5</text:span><text:span text:style-name="T3"> CP/M 2.2 DPB + MMS 2.2 mode bytes</text:span></text:p>
          </table:table-cell>
        </table:table-row>
        <table:table-row table:style-name="Table1.4">
          <table:table-cell table:style-name="Table1.A17" office:value-type="string">
            <text:p text:style-name="P26">173</text:p>
          </table:table-cell>
          <table:table-cell table:style-name="Table1.A17" office:value-type="string">
            <text:p text:style-name="P24">21</text:p>
          </table:table-cell>
          <table:table-cell table:style-name="Table1.C17" office:value-type="string">
            <text:p text:style-name="P22"><text:span text:style-name="T3">Partition </text:span><text:span text:style-name="T4">6</text:span><text:span text:style-name="T3"> CP/M 2.2 DPB + MMS 2.2 mode bytes</text:span></text:p>
          </table:table-cell>
        </table:table-row>
        <table:table-row table:style-name="Table1.4">
          <table:table-cell table:style-name="Table1.A17" office:value-type="string">
            <text:p text:style-name="P26">194</text:p>
          </table:table-cell>
          <table:table-cell table:style-name="Table1.A17" office:value-type="string">
            <text:p text:style-name="P24">21</text:p>
          </table:table-cell>
          <table:table-cell table:style-name="Table1.C17" office:value-type="string">
            <text:p text:style-name="P22"><text:span text:style-name="T3">Partition </text:span><text:span text:style-name="T4">7</text:span><text:span text:style-name="T3"> CP/M 2.2 DPB + MMS 2.2 mode bytes</text:span></text:p>
          </table:table-cell>
        </table:table-row>
        <table:table-row table:style-name="Table1.4">
          <table:table-cell table:style-name="Table1.A17" office:value-type="string">
            <text:p text:style-name="P26">215</text:p>
          </table:table-cell>
          <table:table-cell table:style-name="Table1.A17" office:value-type="string">
            <text:p text:style-name="P24">21</text:p>
          </table:table-cell>
          <table:table-cell table:style-name="Table1.C17" office:value-type="string">
            <text:p text:style-name="P22"><text:span text:style-name="T3">Partition </text:span><text:span text:style-name="T4">8</text:span><text:span text:style-name="T3"> CP/M 2.2 DPB + MMS 2.2 mode bytes</text:span></text:p>
          </table:table-cell>
        </table:table-row>
        <table:table-row table:style-name="Table1.26">
          <table:table-cell table:style-name="Table1.A2" office:value-type="string">
            <text:p text:style-name="P26">236</text:p>
          </table:table-cell>
          <table:table-cell table:style-name="Table1.A2" office:value-type="string">
            <text:p text:style-name="P25">1</text:p>
          </table:table-cell>
          <table:table-cell table:style-name="Table1.C2" office:value-type="string">
            <text:p text:style-name="P25">Number of extended partitions, 0-7</text:p>
          </table:table-cell>
        </table:table-row>
        <table:table-row table:style-name="Table1.27">
          <table:table-cell table:style-name="Table1.A8" office:value-type="string">
            <text:p text:style-name="P21"><text:span text:style-name="T2">2</text:span><text:span text:style-name="T4">37</text:span></text:p>
          </table:table-cell>
          <table:table-cell table:style-name="Table1.A8" office:value-type="string">
            <text:p text:style-name="P23">3</text:p>
          </table:table-cell>
          <table:table-cell table:style-name="Table1.C8" office:value-type="string">
            <text:p text:style-name="P21"><text:span text:style-name="T2">Partition </text:span><text:span text:style-name="T4">9</text:span><text:span text:style-name="T2"> offset, 128-byte records, big-endian</text:span></text:p>
          </table:table-cell>
        </table:table-row>
        <table:table-row table:style-name="Table1.27">
          <table:table-cell table:style-name="Table1.A8" office:value-type="string">
            <text:p text:style-name="P21"><text:span text:style-name="T2">2</text:span><text:span text:style-name="T4">40</text:span></text:p>
          </table:table-cell>
          <table:table-cell table:style-name="Table1.A8" office:value-type="string">
            <text:p text:style-name="P23">3</text:p>
          </table:table-cell>
          <table:table-cell table:style-name="Table1.C8" office:value-type="string">
            <text:p text:style-name="P21"><text:span text:style-name="T2">Partition </text:span><text:span text:style-name="T4">10</text:span><text:span text:style-name="T2"> offset, 128-byte records, big-endian</text:span></text:p>
          </table:table-cell>
        </table:table-row>
        <table:table-row table:style-name="Table1.27">
          <table:table-cell table:style-name="Table1.A8" office:value-type="string">
            <text:p text:style-name="P26">243</text:p>
          </table:table-cell>
          <table:table-cell table:style-name="Table1.A8" office:value-type="string">
            <text:p text:style-name="P23">3</text:p>
          </table:table-cell>
          <table:table-cell table:style-name="Table1.C8" office:value-type="string">
            <text:p text:style-name="P21"><text:span text:style-name="T2">Partition </text:span><text:span text:style-name="T4">11</text:span><text:span text:style-name="T2"> offset, 128-byte records, big-endian</text:span></text:p>
          </table:table-cell>
        </table:table-row>
        <table:table-row table:style-name="Table1.27">
          <table:table-cell table:style-name="Table1.A8" office:value-type="string">
            <text:p text:style-name="P26">246</text:p>
          </table:table-cell>
          <table:table-cell table:style-name="Table1.A8" office:value-type="string">
            <text:p text:style-name="P23">3</text:p>
          </table:table-cell>
          <table:table-cell table:style-name="Table1.C8" office:value-type="string">
            <text:p text:style-name="P21"><text:span text:style-name="T2">Partition </text:span><text:span text:style-name="T4">12</text:span><text:span text:style-name="T2"> offset, 128-byte records, big-endian</text:span></text:p>
          </table:table-cell>
        </table:table-row>
        <table:table-row table:style-name="Table1.27">
          <table:table-cell table:style-name="Table1.A8" office:value-type="string">
            <text:p text:style-name="P26">249</text:p>
          </table:table-cell>
          <table:table-cell table:style-name="Table1.A8" office:value-type="string">
            <text:p text:style-name="P23">3</text:p>
          </table:table-cell>
          <table:table-cell table:style-name="Table1.C8" office:value-type="string">
            <text:p text:style-name="P21"><text:span text:style-name="T2">Partition </text:span><text:span text:style-name="T4">13</text:span><text:span text:style-name="T2"> offset, 128-byte records, big-endian</text:span></text:p>
          </table:table-cell>
        </table:table-row>
        <table:table-row table:style-name="Table1.27">
          <table:table-cell table:style-name="Table1.A8" office:value-type="string">
            <text:p text:style-name="P26">252</text:p>
          </table:table-cell>
          <table:table-cell table:style-name="Table1.A8" office:value-type="string">
            <text:p text:style-name="P23">3</text:p>
          </table:table-cell>
          <table:table-cell table:style-name="Table1.C8" office:value-type="string">
            <text:p text:style-name="P21"><text:span text:style-name="T2">Partition </text:span><text:span text:style-name="T4">14</text:span><text:span text:style-name="T2"> offset, 128-byte records, big-endian</text:span></text:p>
          </table:table-cell>
        </table:table-row>
        <table:table-row table:style-name="Table1.27">
          <table:table-cell table:style-name="Table1.A8" office:value-type="string">
            <text:p text:style-name="P26">255</text:p>
          </table:table-cell>
          <table:table-cell table:style-name="Table1.A8" office:value-type="string">
            <text:p text:style-name="P23">3</text:p>
          </table:table-cell>
          <table:table-cell table:style-name="Table1.C8" office:value-type="string">
            <text:p text:style-name="P21"><text:span text:style-name="T2">Partition </text:span><text:span text:style-name="T4">15</text:span><text:span text:style-name="T2"> offset, 128-byte records, big-endian</text:span></text:p>
          </table:table-cell>
        </table:table-row>
        <table:table-row table:style-name="Table1.27">
          <table:table-cell table:style-name="Table1.A17" office:value-type="string">
            <text:p text:style-name="P26">258</text:p>
          </table:table-cell>
          <table:table-cell table:style-name="Table1.A17" office:value-type="string">
            <text:p text:style-name="P24">21</text:p>
          </table:table-cell>
          <table:table-cell table:style-name="Table1.C17" office:value-type="string">
            <text:p text:style-name="P22"><text:span text:style-name="T3">Partition </text:span><text:span text:style-name="T4">9</text:span><text:span text:style-name="T3"> CP/M 2.2 DPB + MMS 2.2 mode bytes</text:span></text:p>
          </table:table-cell>
        </table:table-row>
        <table:table-row table:style-name="Table1.27">
          <table:table-cell table:style-name="Table1.A17" office:value-type="string">
            <text:p text:style-name="P26">279</text:p>
          </table:table-cell>
          <table:table-cell table:style-name="Table1.A17" office:value-type="string">
            <text:p text:style-name="P24">21</text:p>
          </table:table-cell>
          <table:table-cell table:style-name="Table1.C17" office:value-type="string">
            <text:p text:style-name="P24">Partition <text:span text:style-name="T8">1</text:span>0 CP/M 2.2 DPB + MMS 2.2 mode bytes</text:p>
          </table:table-cell>
        </table:table-row>
        <table:table-row table:style-name="Table1.27">
          <table:table-cell table:style-name="Table1.A17" office:value-type="string">
            <text:p text:style-name="P26">300</text:p>
          </table:table-cell>
          <table:table-cell table:style-name="Table1.A17" office:value-type="string">
            <text:p text:style-name="P24">21</text:p>
          </table:table-cell>
          <table:table-cell table:style-name="Table1.C17" office:value-type="string">
            <text:p text:style-name="P22"><text:span text:style-name="T3">Partition </text:span><text:span text:style-name="T4">11</text:span><text:span text:style-name="T3"> CP/M 2.2 DPB + MMS 2.2 mode bytes</text:span></text:p>
          </table:table-cell>
        </table:table-row>
        <table:table-row table:style-name="Table1.27">
          <table:table-cell table:style-name="Table1.A17" office:value-type="string">
            <text:p text:style-name="P26">321</text:p>
          </table:table-cell>
          <table:table-cell table:style-name="Table1.A17" office:value-type="string">
            <text:p text:style-name="P24">21</text:p>
          </table:table-cell>
          <table:table-cell table:style-name="Table1.C17" office:value-type="string">
            <text:p text:style-name="P22"><text:span text:style-name="T3">Partition </text:span><text:span text:style-name="T4">12</text:span><text:span text:style-name="T3"> CP/M 2.2 DPB + MMS 2.2 mode bytes</text:span></text:p>
          </table:table-cell>
        </table:table-row>
        <table:table-row table:style-name="Table1.27">
          <table:table-cell table:style-name="Table1.A17" office:value-type="string">
            <text:p text:style-name="P26">342</text:p>
          </table:table-cell>
          <table:table-cell table:style-name="Table1.A17" office:value-type="string">
            <text:p text:style-name="P24">21</text:p>
          </table:table-cell>
          <table:table-cell table:style-name="Table1.C17" office:value-type="string">
            <text:p text:style-name="P22"><text:span text:style-name="T3">Partition </text:span><text:span text:style-name="T4">13</text:span><text:span text:style-name="T3"> CP/M 2.2 DPB + MMS 2.2 mode bytes</text:span></text:p>
          </table:table-cell>
        </table:table-row>
        <table:table-row table:style-name="Table1.27">
          <table:table-cell table:style-name="Table1.A17" office:value-type="string">
            <text:p text:style-name="P26">363</text:p>
          </table:table-cell>
          <table:table-cell table:style-name="Table1.A17" office:value-type="string">
            <text:p text:style-name="P24">21</text:p>
          </table:table-cell>
          <table:table-cell table:style-name="Table1.C17" office:value-type="string">
            <text:p text:style-name="P22"><text:span text:style-name="T3">Partition </text:span><text:span text:style-name="T4">14</text:span><text:span text:style-name="T3"> CP/M 2.2 DPB + MMS 2.2 mode bytes</text:span></text:p>
          </table:table-cell>
        </table:table-row>
        <table:table-row table:style-name="Table1.27">
          <table:table-cell table:style-name="Table1.A17" office:value-type="string">
            <text:p text:style-name="P26">384</text:p>
          </table:table-cell>
          <table:table-cell table:style-name="Table1.A17" office:value-type="string">
            <text:p text:style-name="P24">21</text:p>
          </table:table-cell>
          <table:table-cell table:style-name="Table1.C17" office:value-type="string">
            <text:p text:style-name="P22"><text:span text:style-name="T3">Partition </text:span><text:span text:style-name="T4">15</text:span><text:span text:style-name="T3"> CP/M 2.2 DPB + MMS 2.2 mode bytes</text:span></text:p>
          </table:table-cell>
        </table:table-row>
        <table:table-row table:style-name="Table1.41">
          <table:table-cell table:style-name="Table1.A2" office:value-type="string">
            <text:p text:style-name="P26">405</text:p>
          </table:table-cell>
          <table:table-cell table:style-name="Table1.A2" office:value-type="string">
            <text:p text:style-name="P26">107</text:p>
          </table:table-cell>
          <table:table-cell table:style-name="Table1.C2" office:value-type="string">
            <text:p text:style-name="P26">Unused/Reserved</text:p>
          </table:table-cell>
        </table:table-row>
      </table:table>
      <text:p text:style-name="P1"/>
      <text:p text:style-name="P1"/>
      <text:p text:style-name="P6">Drive/Controller code:</text:p>
      <text:p text:style-name="P13">0b000xxxxx = XEBEX (xxxxx is drive type)</text:p>
      <text:p text:style-name="P20">00000 = ST-506</text:p>
      <text:p text:style-name="P20">00001 = CM5619</text:p>
      <text:p text:style-name="P20">00010 = CM5412</text:p>
      <text:p text:style-name="P20">00011 = MS-10</text:p>
      <text:p text:style-name="P20">11111 = other</text:p>
      <text:p text:style-name="P14"><text:span text:style-name="T10">0b001xxxxx = DP-900 </text:span><text:span text:style-name="T22">(drive type?)</text:span></text:p>
      <text:p text:style-name="P14"><text:span text:style-name="T10">0b010</text:span><text:span text:style-name="T21">00000</text:span><text:span text:style-name="T10"> = MRX 101D</text:span></text:p>
      <text:p text:style-name="P17"><text:span text:style-name="T13">0b011xxxxx = IDE drive (xxxxx is drive type, TBD)</text:span></text:p>
      <text:p text:style-name="P15"><text:span text:style-name="T16">0b100xxxxx = CF (IDE) </text:span><text:span text:style-name="T17">card</text:span><text:span text:style-name="T16"> (xxxxx is capacity, </text:span><text:span text:style-name="T17">2^(x+20))</text:span></text:p>
      <text:p text:style-name="P16">0x101xxxxx = SDCard (xxxxx is capacity, <text:span text:style-name="T14">2^(x+20))</text:span></text:p>
      <text:p text:style-name="P18">0b11111111 = other/unknown</text:p>
      <text:p text:style-name="P18"/>
      <text:p text:style-name="P19"><text:span text:style-name="T20">“Capacity” is space required by partition tables, not physical capacity of underlying storage. i.e. it is the minimum size of storage media allowed/required to contain the partitions. For example, </text:span><text:soft-page-break/><text:span text:style-name="T20">tools for a segmenting scheme may use this capacity to determine how to place an image on physical media.</text:span></text:p>
      <text:p text:style-name="P6"/>
      <text:list xml:id="list243841025" text:style-name="L1">
        <text:list-item>
          <text:p text:style-name="P7">Assign Drive Type command is only used if Drive/Controller type is <text:span text:style-name="T14">SASI and </text:span>not XEBEC.</text:p>
        </text:list-item>
        <text:list-item>
          <text:p text:style-name="P4">Legacy drivers use only ...</text:p>
        </text:list-item>
        <text:list-item>
          <text:p text:style-name="P5">If DPB SPT is 0, partition does not have a CP/M filesystem (e.g. is HDOS). TBD: Other parameters indicate specific usage?</text:p>
        </text:list-item>
        <text:list-item>
          <text:p text:style-name="P7">Mode bytes are 0b000000xx 0x80 0x00, where “xx” indicates physical sector size. “<text:span text:style-name="T14">00” is 128-byte, “01” is 256, “10” is 512, “11” is 1024.</text:span></text:p>
        </text:list-item>
        <text:list-item>
          <text:p text:style-name="P12"><text:span text:style-name="T10">Mode masks are 0x</text:span><text:span text:style-name="T11">FF</text:span><text:span text:style-name="T10"> </text:span><text:span text:style-name="T11">0xFF 0xFF.</text:span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09:18:49.842151985</meta:creation-date>
    <dc:date>2020-11-27T09:11:58.025403621</dc:date>
    <meta:editing-duration>PT21H51M17S</meta:editing-duration>
    <meta:editing-cycles>9</meta:editing-cycles>
    <meta:generator>LibreOffice/6.4.6.2$Linux_X86_64 LibreOffice_project/40$Build-2</meta:generator>
    <meta:document-statistic meta:table-count="1" meta:image-count="0" meta:object-count="0" meta:page-count="3" meta:paragraph-count="150" meta:word-count="705" meta:character-count="3893" meta:non-whitespace-character-count="3343"/>
  </office:meta>
</office:document-meta>
</file>